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2" style:family="paragraph" style:parent-style-name="Standard">
      <style:paragraph-properties fo:text-align="justify" style:justify-single-word="false"/>
      <style:text-properties style:font-name="Times New Roman"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list-style-name="L1">
      <style:paragraph-properties fo:text-align="justify" style:justify-single-word="false"/>
      <style:text-properties style:font-name="Times New Roman"/>
    </style:style>
    <style:style style:name="P6" style:family="paragraph" style:parent-style-name="Standard" style:list-style-name="L4">
      <style:paragraph-properties fo:text-align="justify" style:justify-single-word="false"/>
      <style:text-properties style:font-name="Times New Roman"/>
    </style:style>
    <style:style style:name="P7" style:family="paragraph" style:parent-style-name="Standard" style:list-style-name="L5">
      <style:paragraph-properties fo:text-align="justify" style:justify-single-word="false"/>
      <style:text-properties style:font-name="Times New Roman"/>
    </style:style>
    <style:style style:name="P8" style:family="paragraph" style:parent-style-name="Standard" style:list-style-name="L7">
      <style:paragraph-properties fo:text-align="justify" style:justify-single-word="false"/>
      <style:text-properties style:font-name="Times New Roman"/>
    </style:style>
    <style:style style:name="P9" style:family="paragraph" style:parent-style-name="Standard" style:list-style-name="L2">
      <style:paragraph-properties fo:text-align="justify" style:justify-single-word="false"/>
      <style:text-properties style:font-name="Times New Roman" fo:font-weight="normal" style:font-weight-asian="normal" style:font-weight-complex="normal"/>
    </style:style>
    <style:style style:name="P10" style:family="paragraph" style:parent-style-name="Standard" style:list-style-name="L3">
      <style:paragraph-properties fo:text-align="justify" style:justify-single-word="false"/>
      <style:text-properties style:font-name="Times New Roman" fo:font-weight="normal" style:font-weight-asian="normal" style:font-weight-complex="normal"/>
    </style:style>
    <style:style style:name="P11" style:family="paragraph" style:parent-style-name="Standard" style:list-style-name="L4">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list-style-name="L7">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list-style-name="L4">
      <style:paragraph-properties fo:text-align="justify" style:justify-single-word="false"/>
      <style:text-properties style:font-name="Times New Roman" fo:font-size="12pt" style:font-name-asian="ArialMT" style:font-size-asian="12pt" style:font-name-complex="ArialMT" style:font-size-complex="12pt"/>
    </style:style>
    <style:style style:name="P14" style:family="paragraph" style:parent-style-name="Standard" style:list-style-name="L7">
      <style:paragraph-properties fo:text-align="justify" style:justify-single-word="false"/>
      <style:text-properties style:font-name="Times New Roman" fo:font-size="12pt" style:font-name-asian="ArialMT" style:font-size-asian="12pt" style:font-name-complex="ArialMT" style:font-size-complex="12pt"/>
    </style:style>
    <style:style style:name="P15" style:family="paragraph" style:parent-style-name="Standard" style:list-style-name="L4">
      <style:paragraph-properties fo:text-align="justify" style:justify-single-word="false"/>
      <style:text-properties style:font-name="Times New Roman" fo:font-size="12pt" fo:font-weight="normal" style:font-name-asian="ArialMT" style:font-size-asian="12pt" style:font-weight-asian="normal" style:font-name-complex="ArialMT" style:font-size-complex="12pt" style:font-weight-complex="normal"/>
    </style:style>
    <style:style style:name="P16" style:family="paragraph" style:parent-style-name="Standard" style:list-style-name="L6">
      <style:paragraph-properties fo:text-align="justify" style:justify-single-word="false"/>
      <style:text-properties style:font-name="Times New Roman"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list-style-name="L7">
      <style:paragraph-properties fo:text-align="justify" style:justify-single-word="false"/>
      <style:text-properties style:font-name="Times New Roman"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list-style-name="L4">
      <style:paragraph-properties fo:text-align="justify" style:justify-single-word="false"/>
      <style:text-properties fo:color="#000000" style:font-name="Times New Roman" fo:font-size="12pt" style:font-name-asian="ArialMT" style:font-size-asian="12pt" style:font-name-complex="ArialMT" style:font-size-complex="12pt"/>
    </style:style>
    <style:style style:name="P19" style:family="paragraph" style:parent-style-name="Standard" style:list-style-name="L7">
      <style:paragraph-properties fo:text-align="justify" style:justify-single-word="false"/>
      <style:text-properties fo:color="#000000" style:font-name="Times New Roman" fo:font-size="12pt" fo:font-weight="normal" fo:background-color="transparent" style:font-name-asian="ArialMT" style:font-size-asian="12pt" style:font-weight-asian="normal" style:font-name-complex="ArialMT" style:font-size-complex="12pt" style:font-weight-complex="normal"/>
    </style:style>
    <style:style style:name="P20" style:family="paragraph" style:parent-style-name="Standard" style:list-style-name="L7">
      <style:paragraph-properties fo:text-align="justify" style:justify-single-word="false"/>
      <style:text-properties fo:color="#000000" style:font-name="Times New Roman" fo:font-size="12pt" fo:font-weight="normal" style:font-name-asian="ArialMT" style:font-size-asian="12pt" style:font-weight-asian="normal" style:font-name-complex="ArialMT"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fo:font-size="12pt" style:font-name-asian="ArialMT" style:font-size-asian="12pt" style:font-name-complex="ArialMT" style:font-size-complex="12pt"/>
    </style:style>
    <style:style style:name="T5" style:family="text">
      <style:text-properties style:font-name="Times New Roman" fo:font-size="12pt" fo:font-weight="normal" style:font-name-asian="ArialMT" style:font-size-asian="12pt" style:font-weight-asian="normal" style:font-name-complex="ArialMT" style:font-size-complex="12pt" style:font-weight-complex="normal"/>
    </style:style>
    <style:style style:name="T6" style:family="text">
      <style:text-properties style:font-name="Times New Roman" style:font-name-asian="ArialMT" style:font-name-complex="ArialM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weight="normal" style:font-name-asian="ArialMT" style:font-size-asian="12pt" style:font-weight-asian="normal" style:font-name-complex="ArialMT" style:font-size-complex="12pt" style:font-weight-complex="normal"/>
    </style:style>
    <style:style style:name="T13" style:family="text">
      <style:text-properties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T14" style:family="text">
      <style:text-properties fo:color="#ff6600"/>
    </style:style>
    <style:style style:name="T15" style:family="text">
      <style:text-properties fo:color="#ff6600" style:font-name="Times New Roman" fo:font-size="12pt" style:font-name-asian="ArialMT" style:font-size-asian="12pt" style:font-name-complex="ArialMT" style:font-size-complex="12pt"/>
    </style:style>
    <style:style style:name="T16" style:family="text">
      <style:text-properties fo:color="#3333ff"/>
    </style:style>
    <style:style style:name="T17" style:family="text">
      <style:text-properties fo:color="#ff33ff"/>
    </style:style>
    <style:style style:name="T18" style:family="text">
      <style:text-properties fo:color="#007826" style:font-name="Times New Roman" fo:font-size="12pt" style:font-name-asian="ArialMT" style:font-size-asian="12pt" style:font-name-complex="ArialMT" style:font-size-complex="12pt"/>
    </style:style>
    <style:style style:name="T19" style:family="text">
      <style:text-properties fo:color="#000000" style:font-name="Times New Roman" fo:font-size="12pt" style:font-name-asian="ArialMT" style:font-size-asian="12pt" style:font-name-complex="ArialMT" style:font-size-complex="12pt"/>
    </style:style>
    <style:style style:name="T20" style:family="text">
      <style:text-properties fo:color="#000000" style:font-name="Times New Roman" fo:font-size="12pt" fo:font-weight="normal" style:font-name-asian="ArialMT" style:font-size-asian="12pt" style:font-weight-asian="normal" style:font-name-complex="ArialMT" style:font-size-complex="12pt" style:font-weight-complex="normal"/>
    </style:style>
    <style:style style:name="T21" style:family="text">
      <style:text-properties fo:color="#000000" fo:font-size="12pt" fo:font-weight="normal" fo:background-color="transparent" style:font-name-asian="ArialMT" style:font-size-asian="12pt" style:font-weight-asian="normal" style:font-name-complex="ArialMT" style:font-size-complex="12pt" style:font-weight-complex="normal"/>
    </style:style>
    <style:style style:name="T22" style:family="text">
      <style:text-properties fo:color="#000000" fo:font-size="12pt" fo:font-weight="normal" style:font-name-asian="ArialMT" style:font-size-asian="12pt" style:font-weight-asian="normal" style:font-name-complex="ArialMT" style:font-size-complex="12pt" style:font-weight-complex="normal"/>
    </style:style>
    <style:style style:name="T23" style:family="text">
      <style:text-properties fo:color="#000000" fo:font-weight="normal" fo:background-color="transparent" style:font-weight-asian="normal" style:font-weight-complex="normal"/>
    </style:style>
    <style:style style:name="T24" style:family="text">
      <style:text-properties fo:color="#ffcb3b" fo:font-size="12pt" fo:font-weight="normal" style:font-name-asian="ArialMT" style:font-size-asian="12pt" style:font-weight-asian="normal" style:font-name-complex="ArialMT" style:font-size-complex="12pt" style:font-weight-complex="normal"/>
    </style:style>
    <style:style style:name="T25" style:family="text">
      <style:text-properties fo:color="#661900" fo:font-size="12pt" style:font-name-asian="ArialMT" style:font-size-asian="12pt" style:font-name-complex="ArialMT" style:font-size-complex="12pt"/>
    </style:style>
    <style:style style:name="T26" style:family="text">
      <style:text-properties fo:color="#ff0000" fo:font-size="12pt" fo:font-weight="normal" style:font-name-asian="ArialMT" style:font-size-asian="12pt" style:font-weight-asian="normal" style:font-name-complex="ArialMT" style:font-size-complex="12pt" style:font-weight-complex="normal"/>
    </style:style>
    <style:style style:name="T27" style:family="text">
      <style:text-properties fo:color="#579d1c"/>
    </style:style>
    <style:style style:name="T28" style:family="text">
      <style:text-properties fo:color="#801900"/>
    </style:style>
    <style:style style:name="T29" style:family="text">
      <style:text-properties fo:color="#0084d1" style:font-name="Times New Roman" style:font-name-asian="ArialMT" style:font-name-complex="ArialMT"/>
    </style:style>
    <style:style style:name="T30" style:family="text">
      <style:text-properties fo:color="#990099"/>
    </style:style>
    <style:style style:name="T31" style:family="text">
      <style:text-properties fo:color="#0066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ranscripciones textos</text:span>:</text:p>
      <text:p text:style-name="P3"/>
      <text:p text:style-name="P3"/>
      <text:list xml:id="list8753384455231448124" text:style-name="L1">
        <text:list-item>
          <text:p text:style-name="P5"><text:span text:style-name="T1">Piso -1 (fin</text:span><text:span text:style-name="T2">al)</text:span><text:span text:style-name="T3">:</text:span></text:p>
        </text:list-item>
      </text:list>
      <text:list xml:id="list3037686607419942341" text:style-name="L2">
        <text:list-item>
          <text:p text:style-name="P9"><text:span text:style-name="T14">Sala 2</text:span>, al interaccionar con el único ordenador que hay en la sala:</text:p>
          <text:p text:style-name="P9">*sonido de ordenador (corto, como un <text:span text:style-name="T8">click</text:span><text:span text:style-name="T10">)</text:span>* </text:p>
          <text:p text:style-name="P9">“Enhorabuena.”<text:line-break/></text:p>
        </text:list-item>
        <text:list-item>
          <text:p text:style-name="P9"><text:span text:style-name="T14">Sala 2, </text:span>tras pasar el diálogo anterior, la pantalla se pone negra y aparecen las palabras:</text:p>
          <text:p text:style-name="P9">“Fases de prueba completadas con éxito.”</text:p>
          <text:p text:style-name="P9"/>
        </text:list-item>
        <text:list-item>
          <text:p text:style-name="P9"><text:span text:style-name="T31">Sala “fantasma”</text:span> (el protagonista aparece en mitad de una sala oscura, rodeado de científicos, aparecen diferentes “bocadillos de texto” para indicar que hay conversaciones cruzadas):</text:p>
          <text:p text:style-name="P9">*sonido de personas hablando*</text:p>
          <text:p text:style-name="P9">“... el primer sujeto en superar todas las fases.”</text:p>
          <text:p text:style-name="P9">“Debemos extraer muestras para realizar un análisis exhaustivo y crear un suero.”</text:p>
          <text:p text:style-name="P9">“¡Estamos salvados!”</text:p>
          <text:p text:style-name="P9">*para el sonido*</text:p>
          <text:p text:style-name="P9"/>
          <text:p text:style-name="P9">(un científico se acerca al protagonista y le habla)</text:p>
          <text:p text:style-name="P9">“Gracias a tu esfuerzo podremos volver a la superficie.”</text:p>
          <text:p text:style-name="P9"/>
          <text:p text:style-name="P9">THE END</text:p>
          <text:p text:style-name="P9">Créditos (poner al final del juego :3)</text:p>
        </text:list-item>
      </text:list>
      <text:p text:style-name="P1"/>
      <text:list xml:id="list7756582395874152495" text:style-name="L3">
        <text:list-item>
          <text:p text:style-name="P10"><text:span text:style-name="T1">Piso 0 (inicio)</text:span>:</text:p>
        </text:list-item>
      </text:list>
      <text:list xml:id="list6320340837126161651" text:style-name="L4">
        <text:list-item>
          <text:p text:style-name="P11"><text:span text:style-name="T17">Sala 0</text:span>, comienza el juego sonando una sirena de alarma nuclear para “simular” el peligro por radiación y, a continuación, aparece el texto:</text:p>
          <text:p text:style-name="P11">*sirena de alarma nuclear continua* </text:p>
          <text:p text:style-name="P11">“Aviso: compuertas exteriores abiertas. Peligro de radiación inminente, por favor, evacuen el complejo de inmediato.”</text:p>
          <text:p text:style-name="P11">*para el sonido*</text:p>
          <text:p text:style-name="P11">“...”</text:p>
          <text:p text:style-name="P11"/>
        </text:list-item>
        <text:list-item>
          <text:p text:style-name="P11"><text:span text:style-name="T16">Sala secreta</text:span>, al interaccionar con el ordenador que está encendido, se oye un sonido relacionado con los ordenadores (el que nos guste) para “indicar” la interacción con el ordenador y, a continuación, aparece el texto:</text:p>
          <text:p text:style-name="P6"><text:span text:style-name="T3">*sonido de ordenador (corto, como un </text:span><text:span text:style-name="T7">click</text:span><text:span text:style-name="T9">)</text:span><text:span text:style-name="T3">* </text:span></text:p>
          <text:p text:style-name="P6"><text:span text:style-name="T3">(parte 2) </text:span><text:span text:style-name="T12">“ </text:span><text:span text:style-name="T5">[…] </text:span><text:span text:style-name="T12">S</text:span><text:span text:style-name="T5">e perdieron decenas de millones de vidas, las grandes ciudades quedaron arrasadas, se produjeron cambios climáticos drásticos y los niveles de radiación crecieron tanto que la vida en la superficie se volvió insostenible. Ahora todo está muerto. [...]”</text:span></text:p>
          <text:p text:style-name="P13"/>
        </text:list-item>
        <text:list-item>
          <text:p text:style-name="P6"><text:span text:style-name="T15">Sala 4</text:span><text:span text:style-name="T4">, al interaccionar con los ordenadores sobre los cuales se encuentra la tarjeta (el texto aparece indistintamente si se está en una pantalla o en la otra). De nuevo, <text:s/></text:span><text:span text:style-name="T12">se oye un sonido relacionado con los ordenadores y, a continuación, aparece el texto:</text:span></text:p>
          <text:p text:style-name="P15">*sonido de ordenador* </text:p>
          <text:p text:style-name="P6"><text:span text:style-name="T5">(parte 1) “ Día 10 de Abril del año 2054. Complejo de operaciones Gamma, localización indeterminada. Inicio del vídeo diario. </text:span><text:span text:style-name="T4">El 8 de Marzo del año 2047 estalló la Tercera Guerra Mundial. Los países más poderosos y mejor preparados, iniciaron el lanzamiento de sus bombas atómicas. Nadie luchaba por nadie, solo por sí mismo. [...]”</text:span></text:p>
          <text:p text:style-name="P13"><text:soft-page-break/></text:p>
        </text:list-item>
        <text:list-item>
          <text:p text:style-name="P6"><text:span text:style-name="T15">Sala 4</text:span><text:span text:style-name="T4">, tras terminar de leer el primer fragmento de la historia, cuando el jugador ya puede moverse de nuevo, antes de salir de la sala, salta una grabación (se puede hacer mediante un gameobject “invisible”):</text:span></text:p>
          <text:p text:style-name="P11">*sirena de alarma nuclear continua* </text:p>
          <text:p text:style-name="P11">“Alerta. Niveles de radiación elevados. Posibilidad de sufrir síntomas en la salud como náuseas, hemorragias y parálisis.”</text:p>
          <text:p text:style-name="P11">*para el sonido* </text:p>
          <text:p text:style-name="P15">“...”</text:p>
          <text:p text:style-name="P13"/>
          <text:p text:style-name="P13"/>
        </text:list-item>
        <text:list-item>
          <text:p text:style-name="P6"><text:span text:style-name="T18">Sala 6</text:span><text:span text:style-name="T19">, al entrar en la sala:</text:span></text:p>
          <text:p text:style-name="P15">*ruido de interferencias intermitente* </text:p>
          <text:p text:style-name="P13">“<text:span text:style-name="T6">...que Dios los bendiga a todos y que Él defienda el derecho.”</text:span></text:p>
          <text:p text:style-name="P13">*para el sonido*</text:p>
          <text:p text:style-name="P13"/>
        </text:list-item>
        <text:list-item>
          <text:p text:style-name="P6"><text:span text:style-name="T18">Sala 6, </text:span><text:span text:style-name="T19">al interaccionar con los papeles que hay en el suelo, se oye un sonido como de hojas de papel revueltas, y aparece el siguiente texto:</text:span></text:p>
          <text:p text:style-name="P18">*sonido de hojas de papel*</text:p>
          <text:p text:style-name="P18">“Listado de los científicos trasladados al complejo Gamma:</text:p>
          <text:list>
            <text:list-item>
              <text:list>
                <text:list-header>
                  <text:p text:style-name="P18">[...]</text:p>
                  <text:p text:style-name="P18">Adalia Hoffmann <text:tab/>Química y bacterióloga</text:p>
                  <text:p text:style-name="P18">Navil Jackson<text:tab/><text:tab/>Botánico</text:p>
                  <text:p text:style-name="P18">Joel Ortiz<text:tab/><text:tab/>Biólogo molecular y genetista</text:p>
                  <text:p text:style-name="P18">[...]”</text:p>
                  <text:p text:style-name="P18"/>
                </text:list-header>
              </text:list>
            </text:list-item>
          </text:list>
        </text:list-item>
        <text:list-item>
          <text:p text:style-name="P6"><text:span text:style-name="T18">Sala 6,</text:span><text:span text:style-name="T4"> igual que la sala 4 con los ordenadores:</text:span></text:p>
          <text:p text:style-name="P15">*sonido de ordenador* </text:p>
          <text:p text:style-name="P6"><text:span text:style-name="T20">(parte 3) “ […] Una sociedad secreta, compuesta por disidentes de los gobiernos, previó la guerra y </text:span><text:span text:style-name="T19">comenzó la construcción de cinco ciudades subterráneas, ubicadas en lugares remotos del planeta. Cada una de ellas cuenta con equipamiento de laboratorio y militar. Tres días antes del comunicado oficial del comienzo del conflicto, pusieron en marcha un protocolo para evacuar a los grandes científicos. [...]”</text:span></text:p>
          <text:p text:style-name="P18"><text:tab/></text:p>
          <text:list>
            <text:list-item>
              <text:list>
                <text:list-header>
                  <text:p text:style-name="P18"/>
                </text:list-header>
              </text:list>
            </text:list-item>
          </text:list>
        </text:list-item>
      </text:list>
      <text:list xml:id="list5511358455869634541" text:style-name="L5">
        <text:list-item>
          <text:p text:style-name="P7"><text:span text:style-name="T13">Piso 1 (intermedio</text:span><text:span text:style-name="T12">):</text:span></text:p>
        </text:list-item>
      </text:list>
      <text:list xml:id="list6331811689115544844" text:style-name="L6">
        <text:list-item>
          <text:p text:style-name="P16"/>
        </text:list-item>
      </text:list>
      <text:list xml:id="list2646660237726595337" text:style-name="L7">
        <text:list-item>
          <text:p text:style-name="P8"><text:span text:style-name="T26">Sala 0,</text:span><text:span text:style-name="T24"> </text:span><text:span text:style-name="T21">al llegar al piso 1:</text:span></text:p>
          <text:p text:style-name="P19">*sirena de alarma nuclear continua*</text:p>
          <text:p text:style-name="P19">“Alcanzados niveles críticos de radiación. Se inicia el cierre de emergencia de los accesos entre los distintos pisos.”</text:p>
          <text:p text:style-name="P12">*para el sonido*</text:p>
          <text:p text:style-name="P19">*sonido de puertas cerrándose (corto, para indicar el “cierre”)*</text:p>
          <text:p text:style-name="P19"/>
        </text:list-item>
        <text:list-item>
          <text:p text:style-name="P19"><text:span text:style-name="T28">Sala 1</text:span>, tras avanzar un poco en la sala:</text:p>
          <text:p text:style-name="P19">*ruido de interferencias*</text:p>
          <text:p text:style-name="P14"><text:span text:style-name="T23">“</text:span><text:span text:style-name="T6">Y en contra de él estoy seguro que el derecho prevalecerá...”</text:span></text:p>
          <text:p text:style-name="P19"/>
        </text:list-item>
        <text:list-item>
          <text:p text:style-name="P19"><text:span text:style-name="T27">Sala 2</text:span>, al entrar en la sala:</text:p>
          <text:p text:style-name="P19">*ruido de interferencias*</text:p>
          <text:p text:style-name="P14"><text:span text:style-name="T23">“</text:span><text:span text:style-name="T6">Porque si es el mal contra el que vamos a combatir, a la muerte ni temerla ni esperarla, hay que buscarla.”</text:span></text:p>
          <text:p text:style-name="P14"><text:soft-page-break/>*para el sonido*</text:p>
          <text:p text:style-name="P14"/>
        </text:list-item>
        <text:list-item>
          <text:p text:style-name="P14"><text:span text:style-name="T29">Sala 3</text:span><text:span text:style-name="T6">, tras haber pasado la zona con las plataformas móviles:</text:span></text:p>
          <text:p text:style-name="P14">“sonido de murmullos (duración corta/media, luego se para)*</text:p>
          <text:p text:style-name="P19"/>
        </text:list-item>
        <text:list-item>
          <text:p text:style-name="P8"><text:span text:style-name="T24">Sala 4</text:span><text:span text:style-name="T12"> </text:span><text:span text:style-name="T24">(habitación del científico)</text:span><text:span text:style-name="T12">, al interaccionar con el portátil que se encuentra sobre el escritorio:</text:span></text:p>
          <text:p text:style-name="P17">*sonido de ordenador* </text:p>
          <text:p text:style-name="P8"><text:span text:style-name="T12">(parte 5) “ […] Han pasado siete años desde la última vez que vimos la superficie. </text:span><text:span text:style-name="T11">Aquí abajo, todos se están volviendo locos. Algunos miembros del equipo científico estamos en contra de los experimentos, y hemos decidido sabotear el proyecto. Dos horas después del toque de queda de esta noche, accederé a mi puesto e iniciaré el protocolo que pondrá fin a esta pesadilla. La próxima vez que abra los ojos, estaré de vuelta en casa. Doctor Ortiz. Fin del vídeo diario.”</text:span></text:p>
          <text:p text:style-name="P14"/>
        </text:list-item>
        <text:list-item>
          <text:p text:style-name="P8"><text:span text:style-name="T24">Sala 4</text:span><text:span text:style-name="T12"> </text:span><text:span text:style-name="T24">(habitación del científico)</text:span><text:span text:style-name="T12">, <text:s text:c="2"/></text:span><text:span text:style-name="T22">al interaccionar con los papeles que hay en el suelo justo en frente de las estanterías:</text:span></text:p>
          <text:p text:style-name="P20">*sonido de hojas de papel*</text:p>
          <text:p text:style-name="P20">“Códigos para la apertura manual de las compuertas exteriores:</text:p>
          <text:list>
            <text:list-header>
              <text:p text:style-name="P20">12L3LE270D</text:p>
              <text:p text:style-name="P20">D25KFLSDW3</text:p>
              <text:p text:style-name="P20">PLVX2IAMMB</text:p>
              <text:p text:style-name="P20">[...]”</text:p>
            </text:list-header>
          </text:list>
          <text:p text:style-name="P20"/>
          <text:p text:style-name="P14"/>
        </text:list-item>
        <text:list-item>
          <text:p text:style-name="P8"><text:span text:style-name="T25">Sala 5</text:span><text:span text:style-name="T11"> </text:span><text:span text:style-name="T25">(laboratorio)</text:span><text:span text:style-name="T11">, al interaccionar con el portátil que se encuentra sobre el escritorio:</text:span></text:p>
          <text:p text:style-name="P17">*sonido de ordenador* </text:p>
          <text:p text:style-name="P8"><text:span text:style-name="T12">(parte 4) “ […] Una vez </text:span><text:span text:style-name="T11">bajo tierra, nos informaron de la situación y, a cambio de su protección, debíamos trabajar en la búsqueda de una “cura” que permitiera a los seres humanos soportar altos niveles de radiación sin sufrir efectos adversos. Debido a la escasez de sujetos de pruebas, nos vimos obligados a clonarlos. [...]”</text:span></text:p>
          <text:p text:style-name="P14"/>
        </text:list-item>
        <text:list-item>
          <text:p text:style-name="P8"><text:span text:style-name="T25">Sala 5</text:span><text:span text:style-name="T11"> </text:span><text:span text:style-name="T25">(laboratorio)</text:span><text:span text:style-name="T11">, al interaccionar con la cápsula donde está contenido el “clon”:</text:span></text:p>
          <text:p text:style-name="P14">*sonido metálico (corto)*</text:p>
          <text:p text:style-name="P14">“Sujeto original.”</text:p>
          <text:p text:style-name="P14"/>
        </text:list-item>
        <text:list-item>
          <text:p text:style-name="P14"><text:span text:style-name="T30">Sala 2L</text:span> <text:span text:style-name="T30">(sala de reuniones)</text:span>, al entrar en la sala:</text:p>
          <text:p text:style-name="P14">*sonido de interferencias*</text:p>
          <text:p text:style-name="P14">“Venid, pues, y vayamos juntos adelante con nuestras fuerzas unidas.”</text:p>
          <text:p text:style-name="P14">*para el sonido*</text:p>
          <text:p text:style-name="P14">“...”</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ra Bueno</meta:initial-creator>
    <meta:creation-date>2017-05-02T13:58:36.69</meta:creation-date>
    <dc:date>2017-05-11T11:55:31.82</dc:date>
    <dc:creator>Sara Bueno</dc:creator>
    <meta:editing-duration>PT10H50S</meta:editing-duration>
    <meta:editing-cycles>124</meta:editing-cycles>
    <meta:generator>OpenOffice/4.1.2$Win32 OpenOffice.org_project/412m3$Build-9782</meta:generator>
    <meta:document-statistic meta:table-count="0" meta:image-count="0" meta:object-count="0" meta:page-count="3" meta:paragraph-count="86" meta:word-count="1007" meta:character-count="5991"/>
  </office:meta>
</office:document-meta>
</file>